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6.35pt"/>
    </style:style>
    <style:style style:name="co2" style:family="table-column">
      <style:table-column-properties fo:break-before="auto" style:column-width="369.75pt"/>
    </style:style>
    <style:style style:name="co3" style:family="table-column">
      <style:table-column-properties fo:break-before="auto" style:column-width="19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DB_NO</text:p>
          </table:table-cell>
          <table:table-cell table:style-name="ce1" office:value-type="string" calcext:value-type="string">
            <text:p>LONG_DESC</text:p>
          </table:table-cell>
          <table:table-cell table:style-name="ce1" office:value-type="string" calcext:value-type="string">
            <text:p>GI</text:p>
          </table:table-cell>
          <table:table-cell table:style-name="ce3" table:number-columns-repeated="1021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Apples, raw, with skin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string" calcext:value-type="string">
            <text:p>Apricots, raw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string" calcext:value-type="string">
            <text:p>Bananas, raw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string" calcext:value-type="string">
            <text:p>Barley, pearled, cooked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6033" calcext:value-type="float">
            <text:p>16033</text:p>
          </table:table-cell>
          <table:table-cell office:value-type="string" calcext:value-type="string">
            <text:p>Beans, kidney, red, mature seeds, cooked, boiled, without salt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043" calcext:value-type="float">
            <text:p>16043</text:p>
          </table:table-cell>
          <table:table-cell office:value-type="string" calcext:value-type="string">
            <text:p>Beans, pinto, mature seeds, cooked, boiled, without salt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Beets, canned, drained solids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float" office:value="18041" calcext:value-type="float">
            <text:p>18041</text:p>
          </table:table-cell>
          <table:table-cell office:value-type="string" calcext:value-type="string">
            <text:p>Bread, pita, white, enriched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string" calcext:value-type="string">
            <text:p>Bread, rye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office:value-type="float" office:value="18967" calcext:value-type="float">
            <text:p>18967</text:p>
          </table:table-cell>
          <table:table-cell office:value-type="string" calcext:value-type="string">
            <text:p>Bread, white wheat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string" calcext:value-type="string">
            <text:p>CAMPBELL'S, Tomato juice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655" calcext:value-type="float">
            <text:p>11655</text:p>
          </table:table-cell>
          <table:table-cell office:value-type="string" calcext:value-type="string">
            <text:p>Carrot juice, canned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string" calcext:value-type="string">
            <text:p>Carrots, cooked, boiled, drained, without salt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Carrots, raw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Cereals ready-to-eat, KELLOGG, KELLOGG'S ALL-BRAN Original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string" calcext:value-type="string">
            <text:p>Cereals, oats, regular and quick, not fortified, dry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16358" calcext:value-type="float">
            <text:p>16358</text:p>
          </table:table-cell>
          <table:table-cell office:value-type="string" calcext:value-type="string">
            <text:p>Chickpeas (garbanzo beans, bengal gram), mature seeds, canned, drained solids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string" calcext:value-type="string">
            <text:p>Corn, sweet, white, cooked, boiled, drained, without salt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string" calcext:value-type="string">
            <text:p>Corn, sweet, yellow, cooked, boiled, drained, without salt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string" calcext:value-type="string">
            <text:p>Couscous, cooked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string" calcext:value-type="string">
            <text:p>Grapefruit juice, pink, raw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Grapefruit, raw, pink and red and white, all areas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string" calcext:value-type="string">
            <text:p>Grapes, red or green (European type, such as Thompson seedless), raw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string" calcext:value-type="string">
            <text:p>Hominy, canned, white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string" calcext:value-type="string">
            <text:p>Hominy, canned, yellow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296" calcext:value-type="float">
            <text:p>19296</text:p>
          </table:table-cell>
          <table:table-cell office:value-type="string" calcext:value-type="string">
            <text:p>Honey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string" calcext:value-type="string">
            <text:p>Hummus, home prepare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16070" calcext:value-type="float">
            <text:p>16070</text:p>
          </table:table-cell>
          <table:table-cell office:value-type="string" calcext:value-type="string">
            <text:p>Lentils, mature seeds, cooked, boiled, without salt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Mangos, raw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string" calcext:value-type="string">
            <text:p>Melons, cantaloupe, raw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ilk, canned, condensed, sweetened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Milk, nonfat, fluid, with added vitamin A and vitamin D (fat free or skim)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0032" calcext:value-type="float">
            <text:p>20032</text:p>
          </table:table-cell>
          <table:table-cell office:value-type="string" calcext:value-type="string">
            <text:p>Millet, cooked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string" calcext:value-type="string">
            <text:p>Orange juice, raw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Oranges, raw, all commercial varieties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Papayas, raw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Pasta, cooked, enriched, without added salt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string" calcext:value-type="string">
            <text:p>Peaches, yellow, raw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string" calcext:value-type="string">
            <text:p>Pears, raw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Peas, green, cooked, boiled, drained, without salt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string" calcext:value-type="string">
            <text:p>Pineapple, raw, all varieties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office:value-type="float" office:value="9279" calcext:value-type="float">
            <text:p>9279</text:p>
          </table:table-cell>
          <table:table-cell office:value-type="string" calcext:value-type="string">
            <text:p>Plums, raw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357" calcext:value-type="float">
            <text:p>11357</text:p>
          </table:table-cell>
          <table:table-cell office:value-type="string" calcext:value-type="string">
            <text:p>Potatoes, white, flesh and skin, baked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25024" calcext:value-type="float">
            <text:p>25024</text:p>
          </table:table-cell>
          <table:table-cell office:value-type="string" calcext:value-type="string">
            <text:p>Pretzels, soft, unsalted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string" calcext:value-type="string">
            <text:p>Prickly pears, raw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string" calcext:value-type="string">
            <text:p>Raisins, seedless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string" calcext:value-type="string">
            <text:p>Rice, brown, long-grain, cooked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float" office:value="20041" calcext:value-type="float">
            <text:p>20041</text:p>
          </table:table-cell>
          <table:table-cell office:value-type="string" calcext:value-type="string">
            <text:p>Rice, brown, medium-grain, cooked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string" calcext:value-type="string">
            <text:p>Rice, white, glutinous, unenriched, cooked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string" calcext:value-type="string">
            <text:p>Rice, white, long-grain, regular, enriched, cooked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string" calcext:value-type="string">
            <text:p>Rice, white, medium-grain, enriched, cooked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string" calcext:value-type="string">
            <text:p>Rice, white, short-grain, enriched, cooked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float" office:value="19806" calcext:value-type="float">
            <text:p>19806</text:p>
          </table:table-cell>
          <table:table-cell office:value-type="string" calcext:value-type="string">
            <text:p>Snacks, popcorn, air-popped (Unsalted)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19047" calcext:value-type="float">
            <text:p>19047</text:p>
          </table:table-cell>
          <table:table-cell office:value-type="string" calcext:value-type="string">
            <text:p>Snacks, pretzels, hard, plain, salted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string" calcext:value-type="string">
            <text:p>Snacks, tortilla chips, light (baked with less oil)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float" office:value="19833" calcext:value-type="float">
            <text:p>19833</text:p>
          </table:table-cell>
          <table:table-cell office:value-type="string" calcext:value-type="string">
            <text:p>Snacks, tortilla chips, low fat, unsalted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Snacks, tortilla chips, unsalted, white corn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string" calcext:value-type="string">
            <text:p>Soybeans, green, cooked, boiled, drained, without sal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6109" calcext:value-type="float">
            <text:p>16109</text:p>
          </table:table-cell>
          <table:table-cell office:value-type="string" calcext:value-type="string">
            <text:p>Soybeans, mature cooked, boiled, without sal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9335" calcext:value-type="float">
            <text:p>19335</text:p>
          </table:table-cell>
          <table:table-cell office:value-type="string" calcext:value-type="string">
            <text:p>Sugars, granulated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Sweet potato, cooked, baked in skin, flesh, without salt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string" calcext:value-type="string">
            <text:p>USDA Commodity peaches, canned, light syrup, drained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20089" calcext:value-type="float">
            <text:p>20089</text:p>
          </table:table-cell>
          <table:table-cell office:value-type="string" calcext:value-type="string">
            <text:p>Wild rice, cooked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11602" calcext:value-type="float">
            <text:p>11602</text:p>
          </table:table-cell>
          <table:table-cell office:value-type="string" calcext:value-type="string">
            <text:p>Yam, cooked, boiled, drained, or baked, without salt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Yogurt, Greek, plain, nonfa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9:01:32.397700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8:48:12.663313080</meta:creation-date>
    <dc:date>2020-11-08T19:02:21.122651843</dc:date>
    <meta:editing-duration>PT2M40S</meta:editing-duration>
    <meta:editing-cycles>3</meta:editing-cycles>
    <meta:generator>LibreOffice/6.1.5.2$Linux_X86_64 LibreOffice_project/10$Build-2</meta:generator>
    <meta:document-statistic meta:table-count="1" meta:cell-count="198" meta:object-count="0"/>
  </office:meta>
</office:document-meta>
</file>